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16" is written in pencil and circled in the top right corner of the page.]</text:p>
      <text:p text:style-name="P5"/>
      <text:p text:style-name="P6">An address on Parashat [Hebrew]/</text:p>
      <text:p text:style-name="P6">for/</text:p>
      <text:p text:style-name="P6">Two Bar Mitzvah./</text:p>
      <text:p text:style-name="P6"/>
      <text:p text:style-name="P5">[Page 1]</text:p>
      <text:p text:style-name="P5">[Hebrew]/ "The rich and the poor have met together, the Lord hath made them/ all." <text:s/>Brethren! <text:s/>It is my wish and my prayer, that/ the occurrence of this day, may be intended as an acknowledgment/ of that Biblical truth. <text:s/>Two youths have presented them-/-selves in this holy house, and have in the same language/ offered thanks to God. <text:s/>But their station in life is not alike./ <text:s/>He who first blessed the name of the Lord, is lowly, deficient/ in earthly goods, and bereft of a fathers' tender care and/ love. <text:s/>The one who followed him is, on the contrary,/ the inmate of a luxurious home, the child of wealth, and the/ object of parental endearments. <text:s/>Yet both asserted that they/ are the joint-heirs of an inestimable treasure. <text:s/>Both/ declared that to possess the means which will secure equally/ to each of them endurable happiness. <text:s/>Is it <text:span text:style-name="T2">really</text:span><text:span text:style-name="T3"> so?/ <text:s/>Have the rich and the poor in Israel a common heritage?/ <text:s/>A </text:span><text:span text:style-name="T4">par</text:span><text:span text:style-name="T5"> patrimony, which supplies all with an unfeeling/ support? <text:s/>What say ye, my young hearers?/ <text:s/>I fully agree with the two Bar Mitzvah in their open/ declaration. <text:s/>Do you also assent to it?/</text:span></text:p>
      <text:p text:style-name="P5"><text:span text:style-name="T5"/></text:p>
      <text:p text:style-name="P5"><text:span text:style-name="T5">[Page 2]</text:span></text:p>
      <text:p text:style-name="P5"><text:soft-page-break/><text:span text:style-name="T5">Is the law which Moses commanded us, valued as an inheri-/-tance by you, who will soon form a congregation in Jacob?/ <text:s/>Let me rejoice in the assurance that your warm hearts beat/ high still for your religion and your people. <text:s/>Not many/ years have elapsed, since you first ascended this pulpit, and/ publicly avowed that the word of God is the sole guide to/ human felicity. <text:s/>Is that your </text:span><text:span text:style-name="T6">present</text:span><text:span text:style-name="T5"> conviction?/ <text:s/>You must pardon me, if my expression betrays any mistrust/ in your firmness of purpose. <text:s/>Sad experience has taught me/ caution. <text:s/>Too often have I seen the professions of youth,/ be lied ere manhood had even been reached. <text:s/>Some whom I imagine/ would have grown to do Judaism honor, evince by their daily actions,/ utter contempt for its ordinances. <text:s/>While others that I prepared/ for the day on which they attained religious majority, now disdain/ to be reckoned as members of the Synagogue./</text:span></text:p>
      <text:p text:style-name="P5"><text:span text:style-name="T5">This is indeed a gloomy picture, but not one which has been/ designedly </text:span><text:span text:style-name="T4">a</text:span><text:span text:style-name="T5"> overdrawn. <text:s/>I have simply delineated what/ every one that has eyes to see, can testify to be a palpable/ fact. <text:s/>Yes, I am deeply grieved at so great a defection/ among the rising generation, but thank God I have not lost/</text:span></text:p>
      <text:p text:style-name="P5"><text:span text:style-name="T5"/></text:p>
      <text:p text:style-name="P5"><text:span text:style-name="T5">[Page 3]</text:span></text:p>
      <text:p text:style-name="P5"><text:span text:style-name="T5">all faith in my Brethren. <text:s/>The cause of religion will triumph,/ though, like among the army of Gideon, only three hundred/ could be found that did not bend the knee to Baal./ <text:s/>To you, my young friends! do I look--if not with the san-/-guine expectation of former years--with anxious hope at least./ <text:s/>To you I look for the success of that holy cause. <text:s/>Your/ minds are open to healthful impression. <text:s/>You[sic!] feelings strike/ a sympathetic chord at the appeals of the forsaken religion/ of Sinai. <text:s/>Let not, I pray you, let not the dictates of/ self-interest change your noble enthusiasm into chilling/ indifference. <text:s/>Keep its flame vivid and bright. <text:s/>Suffer not/ ambition or avarice to extinguish it from within your breasts./ <text:s/>I [?], my beloved friends! the day on which I see the increase of/ your number, for despite many disappointments, I delight/ in thinking, that the disaffection of some, will be counteracted/ by </text:span><text:span text:style-name="T6">your</text:span><text:span text:style-name="T5"> staunch adherence to the belief of our fathers./ <text:s/>This sabbath especially, has inspired me with fresh hope, for,/ as I said, on it a biblical truth has been clearly illustrated./ <text:s/>[Hebrew]. "The rich and the poor have met/ together (to acknowledge that) the Lord hath made all of them."/</text:span></text:p>
      <text:p text:style-name="P5"><text:span text:style-name="T5"/></text:p>
      <text:p text:style-name="P5"><text:span text:style-name="T5">[Page 4]</text:span></text:p>
      <text:p text:style-name="P5"><text:span text:style-name="T5">The religion of Israel does not--like that of heathens, admit of/ different castes entrusted with a partial knowledge of human/ duties. <text:s/>No, universal enlightenment is its ruling/ principle. <text:s/>Hence it is that the humblest among our brethren, not/ less than the highest, is expected to perform the commandments of/ the Lord. <text:s/>None needs plead ignorance, for the light that/ shone or the summit of Horeb--illumined all, </text:span><text:span text:style-name="T4">ab</text:span><text:span text:style-name="T5"> and by all/ can Judaism be faithfully and intelligently </text:span><text:span text:style-name="T4">f</text:span><text:span text:style-name="T5"> represented./ <text:s/>Raise then your head with manly dignity, my young/ Brother, who are humbly situated. <text:s/>The religion you have acknowledged/ this day has exalted your existence. <text:s/>It has conferred upon/ you the right of equality. <text:s/>Morally and spiritually you/ are inferior to none. <text:s/>Your future exertions, and not the worldly/ good your parents have gathered, will enhance your position/ on earth. <text:s/></text:span><text:span text:style-name="T6">They</text:span><text:span text:style-name="T5"> will glorify your Creator, and give your soul/ immortality. <text:s/>Only be sincere and steadfast in your declarations./ <text:s/>You should consider the event you have celebrated, as the/ first step to a career of usefulness and honor. <text:s/>You are/ now lacking what others possess in abundance, but the/ Father of the fatherless did not forsake you./</text:span></text:p>
      <text:p text:style-name="P5"><text:span text:style-name="T5"/></text:p>
      <text:p text:style-name="P5"><text:span text:style-name="T5">[Page 5]</text:span></text:p>
      <text:p text:style-name="P5"><text:span text:style-name="T5">He </text:span><text:span text:style-name="T6">did</text:span><text:span text:style-name="T5"> prepare for you the requisite comforts of life./ <text:s/>A home where you met sympathy, consideration and timely/ aid was open to receive you. <text:s/>I can appreciate/ the loss you have early sustained. <text:s/>It was severe and/ irreparable. <text:s/>But friends and relatives most affectionate/ and kind are still with you. <text:s/>Their arms are stretched forth/ to help; and they they will, under Providence, lead you to/ a path, where industry obtains its reward. <text:s/>Let this/ thought animate you; let it inspire you with gratitude/ to God, and with a powerful desire to mount high up/ on the social ladder. <text:s/>You may yet acquire influence/ and </text:span><text:soft-page-break/><text:span text:style-name="T5">wealth, for, it has been authoritatively written [Hebrew]/ [Hebrew] "The hand of the diligent shall bear rule," and/ in the same volume [Hebrew] "The hand of the diligent/ maketh rich." <text:s/>But remember this day, forget/ not, nor be ever ashamed of your lowly extraction. <text:s/>The portion/ you have read, affords you instruction. <text:s/>We find recorded/ therein a circumstance worthy of your notice. <text:s/>It is the/ following: Eliezer saw that his undertaking was about/ to be crowned with success. <text:s/>The family of Rebecca/</text:span></text:p>
      <text:p text:style-name="P5"><text:span text:style-name="T5"/></text:p>
      <text:p text:style-name="P5"><text:span text:style-name="T5">[Page 6]</text:span></text:p>
      <text:p text:style-name="P5"><text:span text:style-name="T5">had offered him a generous hospitality. <text:s/>Their demeanour/ towards him denoted respect. <text:s/>He might then have repre-/-sented himself as a great personage. <text:s/>He might have said, that/ he was the confidential friend, the messenger charged by Abraham/ with an errand which he would entrust to no inferior man. <text:s/>He/ might have exhibited a pardonable pride at his being deemed/ of so much consequence. <text:s/>But what were the words with/ which Eliezer opened his speech? <text:s/>[Hebrew] "I am the/ </text:span><text:span text:style-name="T6">servant</text:span><text:span text:style-name="T5"> of Abraham. <text:s/>His humility equalled[sic!] his fidelity./ <text:s/>In all the walks of life, let it be your endeavours, to exem-/-plify those noble trials of human character; humility/ and fidelity to God and man./</text:span></text:p>
      <text:p text:style-name="P5"><text:span text:style-name="T5">And you, my young brother! you whom the Almighty has/ so greatly blessed. <text:s/>You the only surviving son of fond parents./ <text:s/>You who are </text:span><text:span text:style-name="T4">being</text:span><text:span text:style-name="T5"> reared with the tenderest care, and surrounded/ with joys; what sentiments, but those of gratitude ought/ now to fill your breast? <text:s/>The exertion you made to overcome/ </text:span><text:span text:style-name="T4">you made</text:span><text:span text:style-name="T5"> a natural timidity, in order to perform a religious/ practice is laudable. <text:s/>You have gratified thereby those you owe/ a debt that can never be paid, and shown some disposition to/ righteousness. <text:s/>But much greater exertions than/</text:span></text:p>
      <text:p text:style-name="P5"><text:span text:style-name="T5"/></text:p>
      <text:p text:style-name="P5"><text:span text:style-name="T5">[Page 7]</text:span></text:p>
      <text:p text:style-name="P5"><text:span text:style-name="T5">that will be necessary, to fulfil[sic!] what the law of our God commands./ <text:s/>The best manner in which you can express gratitude for the favors/ enjoyed, will be by your future efforts to conquer sin./ <text:s/>Your happy condition of life exposes you to enticements, which/ are not held out to youths in needy circumstances. <text:s/>The love/ of pleasure may lead you astray. <text:s/>The facility you will have/ to overreach others in the pursuit of gaiety and fashion, may/ lay a snare to your feet. <text:s/>Be on your guard. <text:s/>Beware/ of false friends. <text:s/>Avoid those that advise a departure from/ the religion you have openly avowed this day, in order to satisfy/ the cravings of the flesh. <text:s/>Restrain your appetites and the lust/ of gain. <text:s/>Give to God what is God's, even, the days He has set apart/ for His worship. <text:s/>You may by so doing discover perhaps that the/ heap of gold which will so much gratify your eye-sight, has/ grown a little </text:span><text:span text:style-name="T6">lower</text:span><text:span text:style-name="T5">, but you will then stand </text:span><text:span text:style-name="T6">higher</text:span><text:span text:style-name="T5"> before/ your heavenly Creator, before your fellow-men, and in your estima-/-tion. <text:s/>Thus you will show a thankful heart for the/ benefits enjoyed in early years. <text:s/>Thus you will prove the sincerity/ of your utterance before the </text:span><text:span text:style-name="T4">G</text:span><text:span text:style-name="T5"> Lord, and before this Congregation/ of your Brethren./</text:span></text:p>
      <text:p text:style-name="P5"><text:span text:style-name="T5"/></text:p>
      <text:p text:style-name="P5"><text:span text:style-name="T5">[Page 8]</text:span></text:p>
      <text:p text:style-name="P5"><text:span text:style-name="T5">And now I conclude with a prayer that your future may be as/ joyous as your past, but also with an exhortation to follow the/ example pointed out to you in the section you have rehearsed./ <text:s/>The relatives of Rebecca were loth to part with her so/ unexpectedly, and they asked of Eliezer that she might remain/ with them a short space of time. <text:s/>But the faithful/ servant could not consent, lest he break the promise made/ to his mother. <text:s/>"Do not delay me." <text:s/>[Hebrew he exclaimed./ [Hebrew] <text:s/>Since </text:span><text:span text:style-name="T6">the Lord hath prospered</text:span><text:span text:style-name="T5"> my way." <text:s/>The/ Lord, and not his well-matured plans, or his sagacity. <text:s/>The/ Lord, and not his foresight or wisdom. <text:s/>Him alone he recognized/ as the Author of his success, and in Him he confided for the/ speedy realization of Abraham's dearest wish. <text:s/>My young brother!/ Keep this scriptural incident fresh in your memory, and let/ it be the standard of your conduct. <text:s/>When prosperous in your/ undertakings, see always the hand of the Lord that showers down blessings/ upon you. <text:s/>Attribute to the Director of human events the affluence/ you may enjoy, and the honors which may be in store for you./ <text:s/>Then humility will beautify your existence. <text:s/>You will be religious/ and virtuous. <text:s/>You will be charitable and kind to all./</text:span></text:p>
      <text:p text:style-name="P5"><text:soft-page-break/><text:span text:style-name="T5"/></text:p>
      <text:p text:style-name="P5"><text:span text:style-name="T5">[Page 9]</text:span></text:p>
      <text:p text:style-name="P5"><text:span text:style-name="T5">You will obviously illustrate by your actions, what you/ have tacitly avowed this day namely [Hebrew]/ "The Rich and the poor have met together, the </text:span><text:span text:style-name="T6">Lord</text:span><text:span text:style-name="T5"> hath/ made them all."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1T13:58:53.23</meta:creation-date>
    <dc:date>2012-09-11T15:03:18.14</dc:date>
    <dc:creator>Penn Libraries</dc:creator>
    <meta:editing-duration>PT00H03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858" meta:character-count="11188"/>
  </office:meta>
</office:document-meta>
</file>